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text-properties fo:font-style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text-properties fo:font-weight="bold"/>
    </style:style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rte 1: El "¿Por qué?" del Z-Offset</text:h>
      <text:p text:style-name="Text_20_body">Para entender el Z-Offset, hay que entender que <text:span text:style-name="T1">tu impresora es "ciega" respecto a dónde está realmente la cama de cristal.</text:span></text:p>
      <text:list text:style-name="L9">
        <text:list-item>
          <text:p text:style-name="P11"><text:span text:style-name="T1">El problema físico:</text:span> El cabezal de impresión tiene dos elementos que bajan hacia la cama: la <text:span text:style-name="T1">boquilla</text:span> (por donde sale el plástico) y el <text:span text:style-name="T1">sensor de tope</text:span> (ya sea el interruptor de clic en el eje Z o un sensor tipo BLTouch/CRTouch).</text:p>
        </text:list-item>
        <text:list-item>
          <text:p text:style-name="P11"><text:span text:style-name="T1">La distancia de seguridad:</text:span> El sensor de tope <text:span text:style-name="T2">siempre</text:span> debe activarse <text:span text:style-name="T1">antes</text:span> de que la boquilla se estrelle contra el cristal.</text:p>
        </text:list-item>
        <text:list-item>
          <text:p text:style-name="P11"><text:span text:style-name="T1">El hueco (Offset):</text:span> Cuando la impresora hace "Auto Home", se detiene en el momento exacto en que el sensor se activa. En ese punto, la boquilla queda flotando unos milímetros en el aire.</text:p>
        </text:list-item>
      </text:list>
      <text:p text:style-name="P8">El Z-Offset es ese número mágico (generalmente negativo) que le dice a la impresora:</text:p>
      <text:p text:style-name="P1">"Oye, sé que tu sensor ya se activó y te detuviste (punto 0), pero la cama está en realidad 2.3 milímetros más abajo. Necesito que bajes esos 2.3mm extra para poder imprimir".</text:p>
      <text:p text:style-name="Text_20_body">Si no configuras esto, la impresora intentará imprimir en el aire (espagueti de plástico) o, si el valor es incorrecto, rayará el cristal.</text:p>
      <text:p text:style-name="Horizontal_20_Line"/>
      <text:h text:style-name="Heading_20_3" text:outline-level="3">Parte 2: Cómo calibrar el Z-Offset (Paso a paso)</text:h>
      <text:p text:style-name="Text_20_body">Ahora que has actualizado el firmware, la memoria (EEPROM) está vacía, por lo que tu Z-Offset es 0. Vamos a encontrar el valor correcto.</text:p>
      <text:p text:style-name="Text_20_body"><text:span text:style-name="T1">Necesitas:</text:span> Un folio de papel estándar (A4/Carta).</text:p>
      <text:h text:style-name="Heading_20_4" text:outline-level="4">1. Preparación</text:h>
      <text:list text:style-name="L10">
        <text:list-item>
          <text:p text:style-name="P12">Limpia la boquilla de restos de plástico sólido (hazlo con la boquilla caliente si es necesario, pero ten cuidado de no quemarte).</text:p>
        </text:list-item>
        <text:list-item>
          <text:p text:style-name="P12">Precalienta la cama a 60°C (el metal se dilata con el calor, calibrar en frío es menos preciso).</text:p>
        </text:list-item>
        <text:list-item>
          <text:p text:style-name="P12">Haz un <text:span text:style-name="T1">Auto Home</text:span> desde el menú.</text:p>
        </text:list-item>
      </text:list>
      <text:h text:style-name="Heading_20_4" text:outline-level="4">2. Posicionamiento</text:h>
      <text:list text:style-name="L11">
        <text:list-item>
          <text:p text:style-name="P13">En el menú, busca la opción de <text:span text:style-name="T1">Move Axis</text:span> -&gt; <text:span text:style-name="T1">Move Z</text:span> y bájalo hasta que marque <text:span text:style-name="T1">0.00</text:span>.</text:p>
          <text:list>
            <text:list-item>
              <text:p text:style-name="P13"><text:span text:style-name="T2">Nota:</text:span> La boquilla debería estar flotando sobre el centro de la cama.</text:p>
            </text:list-item>
          </text:list>
        </text:list-item>
      </text:list>
      <text:h text:style-name="Heading_20_4" text:outline-level="4">3. El ajuste (La prueba del papel)</text:h>
      <text:list text:style-name="L12">
        <text:list-item>
          <text:p text:style-name="P14">Coloca el folio de papel entre la boquilla y la cama.</text:p>
        </text:list-item>
        <text:list-item>
          <text:p text:style-name="P14">Ve al menú de <text:span text:style-name="T1">Z-Offset</text:span> (En firmwares profesionales como Mriscoc, suele estar en <text:span text:style-name="T2">Prepare</text:span> o <text:span text:style-name="T2">Probe Settings</text:span>. En el original está en <text:span text:style-name="T2">Control</text:span>).</text:p>
        </text:list-item>
        <text:list-item>
          <text:p text:style-name="P14">Empieza a bajar el valor (será un número negativo, ej: -1.00, -1.10...).</text:p>
        </text:list-item>
        <text:list-item>
          <text:p text:style-name="P14"><text:soft-page-break/>Mueve el papel constantemente mientras bajas el valor poco a poco.</text:p>
        </text:list-item>
        <text:list-item>
          <text:p text:style-name="P14"><text:span text:style-name="T1">El punto dulce:</text:span> Detente cuando sientas que la boquilla <text:span text:style-name="T1">raspa ligeramente el papel</text:span>. Debes poder mover el papel empujándolo, pero si tiras de él, debe notarse una fricción/vibración. No debe quedar bloqueado ni estar totalmente suelto.</text:p>
        </text:list-item>
      </text:list>
      <text:h text:style-name="Heading_20_4" text:outline-level="4">4. Guardar (Crucial)</text:h>
      <text:p text:style-name="Text_20_body">Una vez encuentres el punto (por ejemplo, -2.45), sal al menú principal y selecciona <text:span text:style-name="T1">Store Settings</text:span> (Guardar configuración). Si apagas la impresora sin hacer esto, perderás el dato.</text:p>
      <text:p text:style-name="Horizontal_20_Line"/>
      <text:h text:style-name="Heading_20_3" text:outline-level="3">Parte 3: La validación final (En vivo)</text:h>
      <text:p text:style-name="Text_20_body">El papel es solo una aproximación. La verdad absoluta te la dará la primera capa de impresión.</text:p>
      <text:list text:style-name="L13">
        <text:list-item>
          <text:p text:style-name="P15">Manda a imprimir un archivo de prueba (busca "bed level test" en Thingiverse) o cualquier cubo simple.</text:p>
        </text:list-item>
        <text:list-item>
          <text:p text:style-name="P15">Mientras hace la primera capa, observa la línea de plástico y usa la opción <text:span text:style-name="T1">Tune</text:span> -&gt; <text:span text:style-name="T1">Z-Offset</text:span> (o Babystep Z) para corregir en tiempo real:</text:p>
        </text:list-item>
      </text:list>
      <text:list text:style-name="L14">
        <text:list-item>
          <text:p text:style-name="P16"><text:span text:style-name="T1">Si el plástico se despega o parece un hilo redondo:</text:span> Estás muy alto. Baja el Z-Offset (hazlo más negativo).</text:p>
        </text:list-item>
        <text:list-item>
          <text:p text:style-name="P16"><text:span text:style-name="T1">Si el plástico es muy transparente o tiene surcos ásperos:</text:span> Estás muy bajo. Sube el Z-Offset.</text:p>
        </text:list-item>
        <text:list-item>
          <text:p text:style-name="P16"><text:span text:style-name="T1">Objetivo:</text:span> Quieres que la línea quede ligeramente aplastada ("squish"), plana por arriba y unida a la línea anterior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2:40:56.348775411</meta:creation-date>
    <dc:date>2025-12-16T12:44:31.865183490</dc:date>
    <meta:editing-duration>PT3M36S</meta:editing-duration>
    <meta:editing-cycles>2</meta:editing-cycles>
    <meta:generator>LibreOffice/24.2.2.2$Linux_X86_64 LibreOffice_project/d56cc158d8a96260b836f100ef4b4ef25d6f1a01</meta:generator>
    <meta:print-date>2025-12-16T12:41:31.705145788</meta:print-date>
    <meta:printed-by>Archivos PDF</meta:printed-by>
    <meta:document-statistic meta:table-count="0" meta:image-count="0" meta:object-count="0" meta:page-count="2" meta:paragraph-count="33" meta:word-count="582" meta:character-count="3277" meta:non-whitespace-character-count="2746"/>
  </office:meta>
</office:document-meta>
</file>